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6f797" officeooo:paragraph-rsid="0006f79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6f797" officeooo:paragraph-rsid="0006f79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6f797" officeooo:paragraph-rsid="0006f797" style:font-size-asian="14pt" style:font-size-complex="14pt"/>
    </style:style>
    <style:style style:name="P6" style:family="paragraph" style:parent-style-name="Standard">
      <style:text-properties fo:font-size="14pt" officeooo:paragraph-rsid="0006f79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88f5d" officeooo:paragraph-rsid="00088f5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6f797" officeooo:paragraph-rsid="0006f797" style:font-size-asian="14pt" style:font-size-complex="14pt"/>
    </style:style>
    <style:style style:name="T1" style:family="text">
      <style:text-properties officeooo:rsid="0006f7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Національний технічний університет України</text:p>
      <text:p text:style-name="P2">«Київський політехнічний інститут»</text:p>
      <text:p text:style-name="P2">Факультет інформатики та обчислювальної техніки</text:p>
      <text:p text:style-name="P1"/>
      <text:p text:style-name="P1"/>
      <text:p text:style-name="P1"/>
      <text:p text:style-name="P1"/>
      <text:p text:style-name="P2">Лабораторна робота №1</text:p>
      <text:p text:style-name="P2">з курсу “Теорія ймовірностей <text:span text:style-name="T1">та математична статистика”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tab/><text:tab/><text:tab/><text:tab/><text:tab/><text:tab/><text:tab/><text:tab/>Виконав:</text:p>
      <text:p text:style-name="P3"><text:tab/><text:tab/><text:tab/><text:tab/><text:tab/><text:tab/><text:tab/><text:tab/>Мазан Я.В.</text:p>
      <text:p text:style-name="P1"><text:tab/><text:tab/><text:tab/><text:tab/><text:tab/><text:tab/><text:tab/><text:tab/>Група І<text:span text:style-name="T1">В-71</text:span></text:p>
      <text:p text:style-name="P1"/>
      <text:p text:style-name="P1"><text:tab/><text:tab/><text:tab/><text:tab/><text:tab/><text:tab/><text:tab/><text:tab/>Перевірив:</text:p>
      <text:p text:style-name="P1"><text:tab/><text:tab/><text:tab/><text:tab/><text:tab/><text:tab/><text:tab/><text:tab/>Марковський О. П.</text:p>
      <text:p text:style-name="P1"/>
      <text:p text:style-name="P1"/>
      <text:p text:style-name="P1"/>
      <text:p text:style-name="P1"/>
      <text:p text:style-name="P4">Київ – 2018</text:p>
      <text:p text:style-name="P7"><text:soft-page-break/>Варіант - 13</text:p>
      <text:p text:style-name="P5"/>
      <text:p text:style-name="P5">/* </text:p>
      <text:p text:style-name="P5"><text:s/>* File: <text:s text:c="2"/>main.cpp</text:p>
      <text:p text:style-name="P5"><text:s/>* Author: yan</text:p>
      <text:p text:style-name="P5"><text:s/>*</text:p>
      <text:p text:style-name="P5"><text:s/>* Created on September 4, 2018, 11:32 PM</text:p>
      <text:p text:style-name="P5"><text:s/>*/</text:p>
      <text:p text:style-name="P5"/>
      <text:p text:style-name="P5">#include &lt;cstdlib&gt;</text:p>
      <text:p text:style-name="P5">#include &lt;cmath&gt;</text:p>
      <text:p text:style-name="P5">#include &lt;iostream&gt;</text:p>
      <text:p text:style-name="P5">#include &lt;vector&gt;</text:p>
      <text:p text:style-name="P5"/>
      <text:p text:style-name="P5">using namespace std;</text:p>
      <text:p text:style-name="P5"/>
      <text:p text:style-name="P5">long factorial (unsigned int n) {</text:p>
      <text:p text:style-name="P5"><text:s text:c="4"/>if (n == 0 || n == 1)</text:p>
      <text:p text:style-name="P5"><text:s text:c="8"/>return 1;</text:p>
      <text:p text:style-name="P5"><text:s text:c="4"/>int memory = 1;</text:p>
      <text:p text:style-name="P5"><text:s text:c="4"/>for (int i = 1; i &lt;= n; i++) {</text:p>
      <text:p text:style-name="P5"><text:s text:c="8"/>memory*= i;</text:p>
      <text:p text:style-name="P5"><text:s text:c="4"/>}</text:p>
      <text:p text:style-name="P5"><text:s text:c="4"/>return memory;</text:p>
      <text:p text:style-name="P5">}</text:p>
      <text:p text:style-name="P5"/>
      <text:p text:style-name="P5">const auto&amp; permutation_no_repeat = factorial;</text:p>
      <text:p text:style-name="P5"/>
      <text:p text:style-name="P5">long permutation_repeat(unsigned int n, vector&lt;int&gt; array) {</text:p>
      <text:p text:style-name="P5"><text:s text:c="4"/>int result = permutation_no_repeat(n);</text:p>
      <text:p text:style-name="P5"><text:s text:c="4"/>for (int i = 0; i &lt; n; i++)</text:p>
      <text:p text:style-name="P5"><text:s text:c="8"/>result/=factorial(array[i]);</text:p>
      <text:p text:style-name="P5"><text:s text:c="4"/>return result;</text:p>
      <text:p text:style-name="P5">}</text:p>
      <text:p text:style-name="P5">long arrangement_no_repeat (unsigned int n, unsigned <text:s/>int k) {</text:p>
      <text:p text:style-name="P5"><text:s text:c="4"/>return factorial(n)/factorial(n-k);</text:p>
      <text:p text:style-name="P5">}</text:p>
      <text:p text:style-name="P5"/>
      <text:p text:style-name="P5">long arrangement_repeat (unsigned int n, unsigned <text:s/>int k) {</text:p>
      <text:p text:style-name="P5"><text:s text:c="4"/>return pow(n, k);</text:p>
      <text:p text:style-name="P5">}</text:p>
      <text:p text:style-name="P5"/>
      <text:p text:style-name="P5">long combination_no_repeat (unsigned int n, unsigned int k) {</text:p>
      <text:p text:style-name="P5"><text:s text:c="4"/>return arrangement_no_repeat(n, k)/factorial(k);</text:p>
      <text:p text:style-name="P5">}</text:p>
      <text:p text:style-name="P5"/>
      <text:p text:style-name="P5">long combination_repeat (unsigned int n, unsigned int k) {</text:p>
      <text:p text:style-name="P5"><text:s text:c="4"/>return combination_no_repeat(n+k-1, k);</text:p>
      <text:p text:style-name="P5">}</text:p>
      <text:p text:style-name="P5"><text:soft-page-break/></text:p>
      <text:p text:style-name="P5">int main(int argc, char** argv) {</text:p>
      <text:p text:style-name="P5"><text:s text:c="4"/>int digits_num;</text:p>
      <text:p text:style-name="P5"><text:s text:c="4"/>int eight_repetion;</text:p>
      <text:p text:style-name="P5"><text:s text:c="4"/>int two_repetion;</text:p>
      <text:p text:style-name="P5"><text:s text:c="4"/>cout &lt;&lt; "Введіть розрядність числа: ";</text:p>
      <text:p text:style-name="P5"><text:s text:c="4"/>cin &gt;&gt; digits_num;</text:p>
      <text:p text:style-name="P5"><text:s text:c="4"/>cout &lt;&lt; "Введіть, скільки разів повторюється цифра 8: ";</text:p>
      <text:p text:style-name="P5"><text:s text:c="4"/>cin &gt;&gt; eight_repetion;</text:p>
      <text:p text:style-name="P5"><text:s text:c="4"/>cout &lt;&lt; "Введіть, скільки разів повторюється цифра 2: ";</text:p>
      <text:p text:style-name="P5"><text:s text:c="4"/>cin &gt;&gt; two_repetion;</text:p>
      <text:p text:style-name="P5"><text:s text:c="4"/>int arr[3] = {eight_repetion, two_repetion, digits_num-eight_repetion-two_repetion};</text:p>
      <text:p text:style-name="P5"><text:s text:c="4"/>vector&lt;int&gt; array(arr, arr + sizeof(arr) / sizeof(int));</text:p>
      <text:p text:style-name="P5"><text:s text:c="4"/>vector&lt;int&gt; array_2 = array;</text:p>
      <text:p text:style-name="P5"><text:s text:c="4"/>array_2[2]-=1;</text:p>
      <text:p text:style-name="P5"><text:s text:c="4"/>int required_numbers = permutation_repeat(digits_num, array)*arrangement_repeat(8,digits_num-eight_repetion-two_repetion)-</text:p>
      <text:p text:style-name="P5"><text:s text:c="28"/>permutation_repeat(digits_num-1, array_2)*arrangement_repeat(8,digits_num-eight_repetion-two_repetion-1);</text:p>
      <text:p text:style-name="P5"><text:s text:c="4"/>cout &lt;&lt; "Існує " &lt;&lt; digits_num &lt;&lt; "-цифрових чисел з " &lt;&lt; eight_repetion &lt;&lt; " цифрою 8 та " &lt;&lt; two_repetion &lt;&lt; " цифрами 2: " &lt;&lt; required_numbers &lt;&lt; endl;</text:p>
      <text:p text:style-name="P5"><text:s text:c="4"/>int all_numbers = 9*arrangement_repeat(10,digits_num-1);</text:p>
      <text:p text:style-name="P5"><text:s text:c="4"/>cout &lt;&lt; "Всього " &lt;&lt; digits_num &lt;&lt; "-цифрових чисел: " &lt;&lt; all_numbers &lt;&lt; endl;</text:p>
      <text:p text:style-name="P5"><text:s text:c="4"/></text:p>
      <text:p text:style-name="P5"><text:s text:c="4"/>cout &lt;&lt; "Імовірність знаходження потрібного нам числа: " &lt;&lt; required_numbers &lt;&lt; "/" &lt;&lt; all_numbers &lt;&lt; " = ";</text:p>
      <text:p text:style-name="P5"><text:s text:c="4"/>double result = 1.0*required_numbers/all_numbers;</text:p>
      <text:p text:style-name="P5"><text:s text:c="4"/>return 0;</text:p>
      <text:p text:style-name="P5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2:00:37.483128823</meta:creation-date>
    <dc:date>2018-09-05T07:59:12.156931010</dc:date>
    <meta:editing-duration>PT5M40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" meta:paragraph-count="75" meta:word-count="323" meta:character-count="2564" meta:non-whitespace-character-count="2080"/>
  </office:meta>
</office:document-meta>
</file>